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831"/>
    </style:style>
    <style:style style:name="P2" style:family="paragraph" style:parent-style-name="Standard">
      <style:text-properties officeooo:rsid="000e6f31" officeooo:paragraph-rsid="000e6f31"/>
    </style:style>
    <style:style style:name="P3" style:family="paragraph" style:parent-style-name="Standard">
      <style:text-properties officeooo:rsid="000f0f6d"/>
    </style:style>
    <style:style style:name="P4" style:family="paragraph" style:parent-style-name="Standard">
      <style:text-properties officeooo:rsid="0012dab5" officeooo:paragraph-rsid="0012dab5"/>
    </style:style>
    <style:style style:name="P5" style:family="paragraph" style:parent-style-name="Standard">
      <style:paragraph-properties fo:text-align="center" style:justify-single-word="false"/>
      <style:text-properties officeooo:rsid="0012dab5" officeooo:paragraph-rsid="0012dab5"/>
    </style:style>
    <style:style style:name="P6" style:family="paragraph" style:parent-style-name="Standard">
      <style:text-properties fo:font-style="italic" officeooo:rsid="0012dab5" officeooo:paragraph-rsid="0012dab5" style:font-style-asian="italic" style:font-style-complex="italic"/>
    </style:style>
    <style:style style:name="P7" style:family="paragraph" style:parent-style-name="Standard">
      <style:text-properties officeooo:rsid="00149dcc" officeooo:paragraph-rsid="00149dcc"/>
    </style:style>
    <style:style style:name="P8" style:family="paragraph" style:parent-style-name="Standard">
      <style:text-properties officeooo:rsid="00149dcc" officeooo:paragraph-rsid="00158bd6"/>
    </style:style>
    <style:style style:name="P9" style:family="paragraph" style:parent-style-name="Standard">
      <style:text-properties officeooo:rsid="00158bd6" officeooo:paragraph-rsid="00158bd6"/>
    </style:style>
    <style:style style:name="P10" style:family="paragraph" style:parent-style-name="Standard">
      <style:text-properties officeooo:rsid="00178792"/>
    </style:style>
    <style:style style:name="P11" style:family="paragraph" style:parent-style-name="Standard">
      <style:text-properties officeooo:rsid="00178792" officeooo:paragraph-rsid="00178792"/>
    </style:style>
    <style:style style:name="P12" style:family="paragraph" style:parent-style-name="Standard">
      <style:text-properties officeooo:rsid="0017a9b8" officeooo:paragraph-rsid="0017a9b8"/>
    </style:style>
    <style:style style:name="P13" style:family="paragraph" style:parent-style-name="Standard">
      <style:text-properties officeooo:rsid="00195e9e" officeooo:paragraph-rsid="00195e9e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officeooo:rsid="000e6f31"/>
    </style:style>
    <style:style style:name="T2" style:family="text">
      <style:text-properties officeooo:rsid="0012dab5"/>
    </style:style>
    <style:style style:name="T3" style:family="text">
      <style:text-properties officeooo:rsid="00149dc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78792"/>
    </style:style>
    <style:style style:name="T6" style:family="text">
      <style:text-properties style:text-position="super 58%" officeooo:rsid="0017a9b8"/>
    </style:style>
    <style:style style:name="T7" style:family="text">
      <style:text-properties style:text-position="super 58%" officeooo:rsid="00149dcc"/>
    </style:style>
    <style:style style:name="T8" style:family="text">
      <style:text-properties officeooo:rsid="00158bd6"/>
    </style:style>
    <style:style style:name="T9" style:family="text">
      <style:text-properties officeooo:rsid="0017879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7a9b8"/>
    </style:style>
    <style:style style:name="T12" style:family="text">
      <style:text-properties officeooo:rsid="00195e9e"/>
    </style:style>
    <style:style style:name="T13" style:family="text">
      <style:text-properties officeooo:rsid="001b0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<text:span text:style-name="T2">ocategory Enumeration</text:span></text:p>
      <text:p text:style-name="P5">by Sven Nilsen, 2020</text:p>
      <text:p text:style-name="P4"/>
      <text:p text:style-name="P6">In this paper I suggest a technique for efficient enumeration based <text:span text:style-name="T13">on </text:span>paths as <text:span text:style-name="T13">a </text:span>cocategory.</text:p>
      <text:p text:style-name="P4"/>
      <text:p text:style-name="P2">In function application<text:span text:style-name="T4"><text:reference-ref text:reference-format="text" text:ref-name="function application">[1]</text:reference-ref></text:span>, the value of the expression is the output:</text:p>
      <text:p text:style-name="P1"/>
      <text:p text:style-name="P1"><text:tab/><text:span text:style-name="T1">f(a) = b</text:span></text:p>
      <text:p text:style-name="P1"/>
      <text:p text:style-name="P2">In a path <text:span text:style-name="T9">sub-type</text:span><text:span text:style-name="T5"><text:reference-ref text:reference-format="text" text:ref-name="sub-types">[2]</text:reference-ref></text:span>, the value of the expression is the possible inputs.</text:p>
      <text:p text:style-name="P1"/>
      <text:p text:style-name="P1"><text:tab/><text:span text:style-name="T2">a : </text:span>[<text:span text:style-name="T1">f</text:span>] <text:span text:style-name="T1">b</text:span></text:p>
      <text:p text:style-name="P8"/>
      <text:p text:style-name="P8"><text:span text:style-name="T11">In path semantics</text:span><text:span text:style-name="T6"><text:reference-ref text:reference-format="text" text:ref-name="path semantics">[3]</text:reference-ref></text:span><text:span text:style-name="T11">, o</text:span>ne might think of function application as lifting the input value to the type level, <text:span text:style-name="T8">but keeping the output</text:span>. <text:span text:style-name="T8">The path “lifts” the output to the type level, but keeps the input.</text:span></text:p>
      <text:p text:style-name="P7"/>
      <text:p text:style-name="P7">Therefore, one can use the following <text:span text:style-name="T9">intuition</text:span>:</text:p>
      <text:p text:style-name="P7"/>
      <text:p text:style-name="P7"><text:tab/>path ~= application<text:tab/><text:tab/>Paths are morphisms in a cocategory<text:span text:style-name="T4"><text:reference-ref text:reference-format="text" text:ref-name="cocategory">[4]</text:reference-ref></text:span> of Set, written Set<text:span text:style-name="T4">op</text:span></text:p>
      <text:p text:style-name="P1"/>
      <text:p text:style-name="P9">Here, `~=` means there exists a parameterized functor<text:span text:style-name="T4"><text:reference-ref text:reference-format="text" text:ref-name="functor">[5]</text:reference-ref></text:span> from `<text:span text:style-name="T11">application</text:span>` to `<text:span text:style-name="T11">path</text:span>`<text:line-break/>and a forgetful functor<text:span text:style-name="T4"><text:reference-ref text:reference-format="text" text:ref-name="forgetful functor">[6]</text:reference-ref></text:span> from `<text:span text:style-name="T11">path</text:span>` to `<text:span text:style-name="T11">application</text:span>`.</text:p>
      <text:p text:style-name="P1"/>
      <text:p text:style-name="P12">Cocategory Enumeration is a technique for efficient enumeration based on `path ~= application`.</text:p>
      <text:p text:style-name="P1"/>
      <text:p text:style-name="P7">For every function application, there is a corresponding analogue of a path.</text:p>
      <text:p text:style-name="P7">Therefore, one expects operations, such as products or partial application to <text:span text:style-name="T8">carry over.</text:span></text:p>
      <text:p text:style-name="P13">The operations that corresponds to operations in `Set` are higher operations on iterators in `Set<text:span text:style-name="T4">op</text:span>`.</text:p>
      <text:p text:style-name="P1"/>
      <text:p text:style-name="P4"><text:span text:style-name="T3">T</text:span>he local domain<text:span text:style-name="T3">s</text:span><text:span text:style-name="T7"><text:reference-ref text:reference-format="text" text:ref-name="domain of a function">[7]</text:reference-ref></text:span> <text:span text:style-name="T3">for a parameterized set of outputs are non-overlapping (for pure functions).</text:span></text:p>
      <text:p text:style-name="P7">This means that when enumerating over the local domains, their iterators can be concatenated.</text:p>
      <text:p text:style-name="P1"/>
      <text:p text:style-name="P9">For example, if `[f] a` and `[f] b` constructs two iterators,</text:p>
      <text:p text:style-name="P9">then these two iterators can be concatenated without overlap when `a ¬= b`.</text:p>
      <text:p text:style-name="P7">When composing paths, one can use a path iterator to parameterize the concatenation.</text:p>
      <text:p text:style-name="P13">The sub-type `[f] [g] a` is simplified to `[f] b` where `b` is parameterized by `[g] a`.</text:p>
      <text:p text:style-name="P7"/>
      <text:p text:style-name="P9">For example, in Rust<text:span text:style-name="T4"><text:reference-ref text:reference-format="text" text:ref-name="rust">[8]</text:reference-ref></text:span>, the trait for iteration is `Iterator`. `IntoIterator` generates an iterator.</text:p>
      <text:p text:style-name="P9">Since iterators are parameterized <text:span text:style-name="T11">in cocategory enumeration</text:span>,<text:line-break/>one can use a new `HigherIntoIterator` trait, <text:span text:style-name="T12">such that for `[F] Y`, `F : HigherIntoIterator&lt;Y&gt;`</text:span>:</text:p>
      <text:p text:style-name="P3"/>
      <text:p text:style-name="P3"><text:tab/><text:span text:style-name="T8">pub trait HigherIntoIterator&lt;T&gt; {</text:span></text:p>
      <text:p text:style-name="P3"><text:tab/><text:tab/><text:span text:style-name="T8">type Item;</text:span></text:p>
      <text:p text:style-name="P9"><text:tab/><text:tab/>type IntoIter;</text:p>
      <text:p text:style-name="P9"><text:tab/><text:tab/>fn hinto_iter(self, <text:span text:style-name="T9">arg: T</text:span>) → Self::IntoIter;</text:p>
      <text:p text:style-name="P3"><text:tab/><text:span text:style-name="T8">}</text:span></text:p>
      <text:h text:style-name="P14" text:outline-level="3">References:</text:h>
      <text:p text:style-name="P10"/>
      <text:p text:style-name="P11"><text:reference-mark-start text:name="function application"/>[1]<text:reference-mark-end text:name="function application"/><text:tab/>“Function application”</text:p>
      <text:p text:style-name="P11"><text:tab/>Wikipedia</text:p>
      <text:p text:style-name="P11"><text:tab/><text:a xlink:type="simple" xlink:href="https://en.wikipedia.org/wiki/Function_application" text:style-name="Internet_20_link" text:visited-style-name="Visited_20_Internet_20_Link"><text:span text:style-name="T10">https://en.wikipedia.org/wiki/Function_application</text:span></text:a></text:p>
      <text:p text:style-name="P11"/>
      <text:p text:style-name="P12"><text:reference-mark-start text:name="sub-types"/>[2]<text:reference-mark-end text:name="sub-types"/><text:tab/>“Sub-Types as Contextual Notation”</text:p>
      <text:p text:style-name="P12"><text:tab/>Sven Nilsen, 2018</text:p>
      <text:p text:style-name="P11"/>
      <text:p text:style-name="P12"><text:reference-mark-start text:name="path semantics"/>[3]<text:reference-mark-end text:name="path semantics"/><text:tab/>“Path Semantics”</text:p>
      <text:p text:style-name="P12"><text:tab/>AdvancedResearch</text:p>
      <text:p text:style-name="P12"><text:tab/><text:a xlink:type="simple" xlink:href="https://github.com/advancedresearch/path_semantics" text:style-name="Internet_20_link" text:visited-style-name="Visited_20_Internet_20_Link"><text:span text:style-name="T10">https://github.com/advancedresearch/path_semantics</text:span></text:a></text:p>
      <text:p text:style-name="P11"/>
      <text:p text:style-name="P11"><text:reference-mark-start text:name="cocategory"/>[<text:span text:style-name="T12">4</text:span>]<text:reference-mark-end text:name="cocategory"/><text:tab/>“cocategory”</text:p>
      <text:p text:style-name="P11"><text:tab/>nLab</text:p>
      <text:p text:style-name="P11"><text:tab/><text:a xlink:type="simple" xlink:href="https://ncatlab.org/nlab/show/cocategory" text:style-name="Internet_20_link" text:visited-style-name="Visited_20_Internet_20_Link"><text:span text:style-name="T10">https://ncatlab.org/nlab/show/cocategory</text:span></text:a></text:p>
      <text:p text:style-name="P11"/>
      <text:p text:style-name="P11"><text:reference-mark-start text:name="functor"/>[<text:span text:style-name="T12">5</text:span>]<text:reference-mark-end text:name="functor"/><text:tab/>“Functor”</text:p>
      <text:p text:style-name="P11"><text:tab/>Wikipedia</text:p>
      <text:p text:style-name="P11"><text:tab/><text:a xlink:type="simple" xlink:href="https://en.wikipedia.org/wiki/Functor" text:style-name="Internet_20_link" text:visited-style-name="Visited_20_Internet_20_Link"><text:span text:style-name="T10">https://en.wikipedia.org/wiki/Functor</text:span></text:a></text:p>
      <text:p text:style-name="P11"/>
      <text:p text:style-name="P12"><text:reference-mark-start text:name="forgetful functor"/>[<text:span text:style-name="T12">6</text:span>]<text:reference-mark-end text:name="forgetful functor"/><text:tab/>“Forgetful functor”</text:p>
      <text:p text:style-name="P12"><text:tab/>Wikipedia</text:p>
      <text:p text:style-name="P12"><text:tab/><text:a xlink:type="simple" xlink:href="https://en.wikipedia.org/wiki/Forgetful_functor" text:style-name="Internet_20_link" text:visited-style-name="Visited_20_Internet_20_Link"><text:span text:style-name="T10">https://en.wikipedia.org/wiki/Forgetful_functor</text:span></text:a></text:p>
      <text:p text:style-name="P12"/>
      <text:p text:style-name="P13"><text:reference-mark-start text:name="domain of a function"/>[7]<text:reference-mark-end text:name="domain of a function"/><text:tab/>“Domain of a function”</text:p>
      <text:p text:style-name="P13"><text:tab/>Wikipedia</text:p>
      <text:p text:style-name="P13"><text:tab/><text:a xlink:type="simple" xlink:href="https://en.wikipedia.org/wiki/Domain_of_a_function" text:style-name="Internet_20_link" text:visited-style-name="Visited_20_Internet_20_Link"><text:span text:style-name="T10">https://en.wikipedia.org/wiki/Domain_of_a_function</text:span></text:a></text:p>
      <text:p text:style-name="P13"/>
      <text:p text:style-name="P13"><text:reference-mark-start text:name="rust"/>[8]<text:reference-mark-end text:name="rust"/><text:tab/>“Rust”</text:p>
      <text:p text:style-name="P13"><text:tab/>The Rust programming language</text:p>
      <text:p text:style-name="P13"><text:tab/><text:a xlink:type="simple" xlink:href="https://www.rust-lang.org/" text:style-name="Internet_20_link" text:visited-style-name="Visited_20_Internet_20_Link">https://www.rust-lang.org/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3:25:56.419156000</meta:creation-date>
    <dc:date>2020-09-14T03:09:17.228501000</dc:date>
    <meta:editing-duration>PT8M4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52" meta:word-count="360" meta:character-count="2597" meta:non-whitespace-character-count="2262"/>
  </office:meta>
</office:document-meta>
</file>